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inux configures the <text:span text:style-name="Strong_20_Emphasis">memory management unit</text:span> (<text:span text:style-name="Strong_20_Emphasis">MMU</text:span>) of the CPU to present a virtual address space to a running program that begins at zero and ends at the highest address, <text:span text:style-name="Source_20_Text">0xffffffff</text:span>, on a 32-bit processor. This address space is divided into pages of 4 KiB.</text:p>
      <text:p text:style-name="Standard"/>
      <text:p text:style-name="Text_20_body">Linux divides this virtual address space into an area for applications, called <text:span text:style-name="Strong_20_Emphasis">user space</text:span>, and an area for the kernel, called <text:span text:style-name="Strong_20_Emphasis">kernel space</text:span>. The split between the two is set by a kernel configuration parameter named <text:span text:style-name="Source_20_Text">PAGE_OFFSET</text:span>. In a typical 32-bit embedded system, <text:span text:style-name="Source_20_Text">PAGE_OFFSET</text:span> is <text:span text:style-name="Source_20_Text">0xc0000000</text:span>, giving the lower 3 gigabytes to user space and the top gigabyte to kernel space. The user address space is allocated per process so that each process runs in a sandbox, separated from the others. The kernel address space is the same for all processes: there is only one kernel.</text:p>
      <text:p text:style-name="Text_20_body">Pages in this virtual address space are mapped to physical addresses by the MMU, which uses page tables to perform the mapping.</text:p>
      <text:p text:style-name="Text_20_body">Each page of virtual memory may be:</text:p>
      <text:list xml:id="list2835152020" text:style-name="L1">
        <text:list-item>
          <text:p text:style-name="P3">Unmapped, so that trying to access these addresses will result in a <text:span text:style-name="Source_20_Text">SIGSEGV</text:span></text:p>
        </text:list-item>
        <text:list-item>
          <text:p text:style-name="P3">Mapped to a page of physical memory that is private to the process</text:p>
        </text:list-item>
        <text:list-item>
          <text:p text:style-name="P3">Mapped to a page of physical memory that is shared with other processes</text:p>
        </text:list-item>
        <text:list-item>
          <text:p text:style-name="P3">Mapped and shared with a <text:span text:style-name="Strong_20_Emphasis">copy on write(CoW)</text:span> flag set: a write is trapped in the kernel, which makes a copy of the page and maps it to the process in place of the original page before allowing the write to take place</text:p>
        </text:list-item>
        <text:list-item>
          <text:p text:style-name="P1">Mapped to a page of physical memory that is used by the kernel</text:p>
        </text:list-item>
      </text:list>
      <text:p text:style-name="Standard"/>
      <text:p text:style-name="Text_20_body">The kernel may additionally map pages to reserved memory regions, for example, to access registers and memory buffers in device drivers.</text:p>
      <text:p text:style-name="Text_20_body">There are numerous advantages to virtual memory, some of which are described here:</text:p>
      <text:list xml:id="list3919088609" text:style-name="L2">
        <text:list-item>
          <text:p text:style-name="P4">Invalid memory accesses are trapped and applications are alerted by <text:span text:style-name="Source_20_Text">SIGSEGV</text:span></text:p>
        </text:list-item>
        <text:list-item>
          <text:p text:style-name="P4">Processes run in their own memory space, isolated from others</text:p>
        </text:list-item>
        <text:list-item>
          <text:p text:style-name="P4">Efficient use of memory through the sharing of common code and data, for example, in libraries</text:p>
        </text:list-item>
        <text:list-item>
          <text:p text:style-name="P2">The possibility of increasing the apparent amount of physical memory by adding swap files, although swapping on embedded targets is rare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3T21:06:59.806426837</meta:creation-date>
    <meta:generator>LibreOffice/6.4.4.2$Linux_X86_64 LibreOffice_project/40$Build-2</meta:generator>
    <dc:date>2020-07-26T18:15:36.902885950</dc:date>
    <meta:editing-duration>PT15M54S</meta:editing-duration>
    <meta:editing-cycles>6</meta:editing-cycles>
    <meta:document-statistic meta:table-count="0" meta:image-count="0" meta:object-count="0" meta:page-count="1" meta:paragraph-count="15" meta:word-count="366" meta:character-count="2068" meta:non-whitespace-character-count="1726"/>
  </office:meta>
</office:document-meta>
</file>